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ption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SUM(LN([.B2]))" office:value-type="float" office:value="4.0943445622221" calcext:value-type="float">
            <text:p>4.0943445622</text:p>
          </table:table-cell>
          <table:table-cell table:formula="of:=SUM(LN(10+[.B2]))" office:value-type="float" office:value="4.24849524204936" calcext:value-type="float">
            <text:p>4.24849524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SUM(LN([.B3]))" office:value-type="float" office:value="3.68887945411394" calcext:value-type="float">
            <text:p>3.6888794541</text:p>
          </table:table-cell>
          <table:table-cell table:formula="of:=SUM(LN(10+[.B3]))" office:value-type="float" office:value="3.91202300542815" calcext:value-type="float">
            <text:p>3.912023005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LN([.B4]))" office:value-type="float" office:value="0" calcext:value-type="float">
            <text:p>0</text:p>
          </table:table-cell>
          <table:table-cell table:formula="of:=SUM(LN(10+[.B4]))" office:value-type="float" office:value="2.39789527279837" calcext:value-type="float">
            <text:p>2.39789527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0:10:27.240871832</meta:creation-date>
    <dc:date>2014-11-11T20:57:47.523125040</dc:date>
    <meta:editing-duration>PT17M</meta:editing-duration>
    <meta:editing-cycles>1</meta:editing-cycles>
    <meta:document-statistic meta:table-count="1" meta:cell-count="16" meta:object-count="0"/>
    <meta:generator>LibreOffice/4.1.3.2$Linux_X86_64 LibreOffice_project/410m0$Build-2</meta:generator>
  </office:meta>
</office:document-meta>
</file>